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 text:style-name="P1">EP2 - SO</text:p>
          </draw:text-box>
        </draw:frame>
        <draw:frame presentation:style-name="pr2" draw:text-style-name="P2" draw:layer="layout" svg:width="24cm" svg:height="12.18cm" svg:x="2cm" svg:y="6cm" presentation:class="outline">
          <draw:text-box>
            <text:p text:style-name="P1"><text:span text:style-name="T1">Vinícius Silva – 7557626</text:span></text:p>
            <text:p text:style-name="P1"><text:span text:style-name="T1">Mateus Barros - 79910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 text:style-name="P1">Estrutura Geral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4"><text:span text:style-name="T2">Job</text:span>: Define a representação de um processo e de um acesso à memória.</text:p>
              </text:list-item>
              <text:list-item>
                <text:p text:style-name="P4"><text:span text:style-name="T2">JobFactory</text:span>: Cuida da criação dos processos a partir de arquivo ( e cria testes aleatórios ).</text:p>
              </text:list-item>
              <text:list-item>
                <text:p text:style-name="P4"><text:span text:style-name="T2">Memory</text:span>: Define a representação da memória ( para ser criada a lista ligada ) e de página.</text:p>
              </text:list-item>
              <text:list-item>
                <text:p text:style-name="P4"><text:span text:style-name="T2">MemoryManager</text:span>: Tem o papel de tratar a memória usada pelos processos e fazer o redirecionamento para a página correta.</text:p>
                <text:p text:style-name="P4"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Estrutura Geral</text:p>
          </draw:text-box>
        </draw:frame>
        <draw:frame presentation:style-name="pr2" draw:text-style-name="P5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2">MemoryAlgorithm</text:span><text:span text:style-name="T3">: Define a estrutura básica de um algoritmo que lida com a lista de memória.</text:span></text:p>
              </text:list-item>
              <text:list-item>
                <text:p><text:span text:style-name="T2">PageAlgorithm</text:span><text:span text:style-name="T3">: Define a estrutura básica de um algoritmo de pagin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First Fit</text:p>
          </draw:text-box>
        </draw:frame>
        <draw:frame presentation:style-name="pr2" draw:layer="layout" svg:width="24cm" svg:height="12.18cm" svg:x="2cm" svg:y="6cm" presentation:class="outline">
          <draw:text-box>
            <text:p>É o algoritmo de memória mais simples, percorre a lista ligada da memória até achar um espaço onde caiba o processo a ser inserid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1">Next Fit</text:p>
          </draw:text-box>
        </draw:frame>
        <draw:frame presentation:style-name="pr2" draw:layer="layout" svg:width="24cm" svg:height="12.18cm" svg:x="2cm" svg:y="6cm" presentation:class="outline">
          <draw:text-box>
            <text:p>Similar ao First Fit, porém usa um ponteiro auxiliar que indica o espaço seguinte na memória ao último processo inserido para guiar o início da busca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Quick Fit</text:p>
          </draw:text-box>
        </draw:frame>
        <draw:frame presentation:style-name="pr2" draw:layer="layout" svg:width="24cm" svg:height="12.18cm" svg:x="2cm" svg:y="6cm" presentation:class="outline">
          <draw:text-box>
            <text:p>Este algoritmo mantém um vetor de listas de ponteiros de MemorySlots onde cada lista aponta para todos os espaços vazios dentro de uma certa faixa de tamanho.<text:line-break/><text:line-break/>Nesse ep usamos 5 listas que representam: [0,16],(16,32],(32,48],(48,64] e (64,+inf)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Not Recently Used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p>Algoritmo de paginação que divide as páginas em classes referentes às leituras e modificações que foram feitas na página. Dando preferência a páginas não referenciadas ou modificadas.</text:p>
            <text:p/>
            <text:p>Neste EP temos apenas a leitura das páginas, portanto, ficamos com apenas 2 classes, representando-as com uma variável booleana. <text:s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4T23:52:24.941293795</meta:creation-date>
    <meta:editing-duration>PT13M29S</meta:editing-duration>
    <meta:editing-cycles>7</meta:editing-cycles>
    <meta:generator>LibreOffice/5.0.2.2$Linux_X86_64 LibreOffice_project/00m0$Build-2</meta:generator>
    <dc:date>2015-10-15T00:05:55.481561346</dc:date>
    <meta:document-statistic meta:object-count="62"/>
  </office:meta>
</office:document-meta>
</file>